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1" table:default-cell-style-name="ce25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43:.D50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2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3</text:p>
          </table:table-cell>
          <table:table-cell office:value-type="string" calcext:value-type="string">
            <text:p>information when you hover you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4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5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6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7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8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57:.D63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5-26T20:45:44.280016594</dc:date>
    <meta:editing-duration>PT12H21M23S</meta:editing-duration>
    <meta:editing-cycles>113</meta:editing-cycles>
    <meta:document-statistic meta:table-count="2" meta:cell-count="122" meta:object-count="0"/>
  </office:meta>
</office:document-meta>
</file>